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rame_20_contents">
      <style:text-properties style:font-name="DejaVu Sans Mono"/>
    </style:style>
    <style:style style:name="P3" style:family="paragraph" style:parent-style-name="Frame_20_contents">
      <style:text-properties style:font-name="DejaVu Sans Mono" fo:font-size="10.5pt" officeooo:rsid="00123e0c" officeooo:paragraph-rsid="00123e0c" style:font-size-asian="10.5pt" style:font-size-complex="10.5pt"/>
    </style:style>
    <style:style style:name="P4" style:family="paragraph" style:parent-style-name="Frame_20_contents">
      <style:paragraph-properties fo:text-align="justify" style:justify-single-word="false"/>
      <style:text-properties style:font-name="DejaVu Sans Mono" fo:font-size="10.5pt" officeooo:rsid="00168b58" officeooo:paragraph-rsid="00168b58" style:font-size-asian="10.5pt" style:font-size-complex="10.5pt"/>
    </style:style>
    <style:style style:name="P5" style:family="paragraph" style:parent-style-name="Frame_20_contents">
      <style:paragraph-properties fo:text-align="justify" style:justify-single-word="false"/>
      <style:text-properties style:font-name="DejaVu Sans Mono" fo:font-size="10.5pt" officeooo:rsid="0016c1b9" officeooo:paragraph-rsid="0016c1b9" style:font-size-asian="10.5pt" style:font-size-complex="10.5pt"/>
    </style:style>
    <style:style style:name="P6" style:family="paragraph" style:parent-style-name="Frame_20_contents">
      <style:paragraph-properties fo:text-align="justify" style:justify-single-word="false"/>
      <style:text-properties style:font-name="DejaVu Sans Mono" fo:font-size="10.5pt" officeooo:rsid="001866ff" officeooo:paragraph-rsid="001866ff" style:font-size-asian="10.5pt" style:font-size-complex="10.5pt"/>
    </style:style>
    <style:style style:name="P7" style:family="paragraph" style:parent-style-name="Header_20_right">
      <style:paragraph-properties fo:text-align="justify" style:justify-single-word="false"/>
      <style:text-properties style:text-underline-style="solid" style:text-underline-width="auto" style:text-underline-color="font-color" officeooo:rsid="001592c7" officeooo:paragraph-rsid="001104dd"/>
    </style:style>
    <style:style style:name="P8" style:family="paragraph" style:parent-style-name="Header_20_right">
      <style:paragraph-properties fo:text-align="justify" style:justify-single-word="false"/>
      <style:text-properties style:text-underline-style="none" officeooo:rsid="001592c7" officeooo:paragraph-rsid="001104dd"/>
    </style:style>
    <style:style style:name="P9" style:family="paragraph" style:parent-style-name="Header_20_right">
      <style:paragraph-properties fo:text-align="justify" style:justify-single-word="false"/>
      <style:text-properties officeooo:paragraph-rsid="001104dd"/>
    </style:style>
    <style:style style:name="P10" style:family="paragraph" style:parent-style-name="Title">
      <style:paragraph-properties fo:text-align="justify" style:justify-single-word="false"/>
      <style:text-properties officeooo:rsid="0014c225" officeooo:paragraph-rsid="001104dd"/>
    </style:style>
    <style:style style:name="P11" style:family="paragraph" style:parent-style-name="Title">
      <style:paragraph-properties fo:margin-top="0.423cm" fo:margin-bottom="0.212cm" loext:contextual-spacing="false" fo:text-align="justify" style:justify-single-word="false"/>
      <style:text-properties officeooo:rsid="0014c225" officeooo:paragraph-rsid="001104dd"/>
    </style:style>
    <style:style style:name="P12" style:family="paragraph" style:parent-style-name="Subtitle">
      <style:paragraph-properties fo:text-align="justify" style:justify-single-word="false"/>
      <style:text-properties officeooo:rsid="0014c225" officeooo:paragraph-rsid="001104dd"/>
    </style:style>
    <style:style style:name="P13" style:family="paragraph" style:parent-style-name="Subtitle">
      <style:paragraph-properties fo:text-align="justify" style:justify-single-word="false"/>
      <style:text-properties officeooo:rsid="000edd85" officeooo:paragraph-rsid="001104dd"/>
    </style:style>
    <style:style style:name="P14" style:family="paragraph" style:parent-style-name="Text_20_body">
      <style:paragraph-properties fo:text-align="justify" style:justify-single-word="false"/>
      <style:text-properties officeooo:rsid="0014c225" officeooo:paragraph-rsid="001104dd"/>
    </style:style>
    <style:style style:name="P15" style:family="paragraph" style:parent-style-name="Text_20_body">
      <style:paragraph-properties fo:text-align="justify" style:justify-single-word="false"/>
      <style:text-properties officeooo:rsid="00123e0c" officeooo:paragraph-rsid="001404dc"/>
    </style:style>
    <style:style style:name="P16" style:family="paragraph" style:parent-style-name="Text_20_body">
      <style:paragraph-properties fo:text-align="justify" style:justify-single-word="false"/>
      <style:text-properties officeooo:rsid="001404dc" officeooo:paragraph-rsid="001404dc"/>
    </style:style>
    <style:style style:name="P17" style:family="paragraph" style:parent-style-name="Text_20_body">
      <style:paragraph-properties fo:text-align="justify" style:justify-single-word="false"/>
      <style:text-properties officeooo:rsid="00168b58" officeooo:paragraph-rsid="0016c1b9"/>
    </style:style>
    <style:style style:name="P18" style:family="paragraph" style:parent-style-name="Text_20_body">
      <style:paragraph-properties fo:text-align="justify" style:justify-single-word="false"/>
      <style:text-properties officeooo:rsid="0016c1b9" officeooo:paragraph-rsid="0016c1b9"/>
    </style:style>
    <style:style style:name="P19" style:family="paragraph" style:parent-style-name="Text_20_body">
      <style:paragraph-properties fo:text-align="justify" style:justify-single-word="false"/>
      <style:text-properties officeooo:rsid="001866ff" officeooo:paragraph-rsid="001866ff"/>
    </style:style>
    <style:style style:name="P20" style:family="paragraph" style:parent-style-name="Header">
      <style:paragraph-properties fo:text-align="justify" style:justify-single-word="false"/>
      <style:text-properties officeooo:rsid="001592c7" officeooo:paragraph-rsid="001104dd"/>
    </style:style>
    <style:style style:name="P21" style:family="paragraph" style:parent-style-name="Preformatted_20_Text">
      <style:text-properties fo:font-size="10.5pt" style:font-size-asian="10.5pt" style:font-size-complex="10.5pt"/>
    </style:style>
    <style:style style:name="P22" style:family="paragraph" style:parent-style-name="Preformatted_20_Text">
      <style:paragraph-properties fo:text-align="justify" style:justify-single-word="false"/>
      <style:text-properties fo:font-size="10.5pt" style:font-size-asian="10.5pt" style:font-size-complex="10.5pt"/>
    </style:style>
    <style:style style:name="P23" style:family="paragraph" style:parent-style-name="Preformatted_20_Text">
      <style:paragraph-properties fo:margin-top="0cm" fo:margin-bottom="0.499cm" loext:contextual-spacing="false"/>
      <style:text-properties fo:font-size="10.5pt" style:font-size-asian="10.5pt" style:font-size-complex="10.5pt"/>
    </style:style>
    <style:style style:name="P24" style:family="paragraph" style:parent-style-name="Text_20_body" style:list-style-name="L1">
      <style:paragraph-properties fo:text-align="justify" style:justify-single-word="false"/>
      <style:text-properties officeooo:rsid="001104dd" officeooo:paragraph-rsid="001104dd"/>
    </style:style>
    <style:style style:name="P25" style:family="paragraph" style:parent-style-name="Text_20_body">
      <style:paragraph-properties fo:text-align="justify" style:justify-single-word="false"/>
      <style:text-properties officeooo:rsid="001104dd" officeooo:paragraph-rsid="00225dfa"/>
    </style:style>
    <style:style style:name="P26" style:family="paragraph" style:parent-style-name="Text_20_body">
      <style:text-properties officeooo:rsid="001104dd" officeooo:paragraph-rsid="00225dfa"/>
    </style:style>
    <style:style style:name="P27" style:family="paragraph" style:parent-style-name="Text_20_body" style:list-style-name="L1">
      <style:paragraph-properties fo:text-align="justify" style:justify-single-word="false"/>
      <style:text-properties officeooo:rsid="001404dc" officeooo:paragraph-rsid="001404dc"/>
    </style:style>
    <style:style style:name="P28" style:family="paragraph" style:parent-style-name="Text_20_body">
      <style:paragraph-properties fo:text-align="justify" style:justify-single-word="false"/>
      <style:text-properties officeooo:rsid="001404dc" officeooo:paragraph-rsid="001c66ca"/>
    </style:style>
    <style:style style:name="P29" style:family="paragraph" style:parent-style-name="Text_20_body">
      <style:paragraph-properties fo:text-align="justify" style:justify-single-word="false"/>
      <style:text-properties style:font-name="DejaVu Serif" officeooo:rsid="001404dc" officeooo:paragraph-rsid="001404dc"/>
    </style:style>
    <style:style style:name="P30" style:family="paragraph" style:parent-style-name="Text_20_body">
      <style:paragraph-properties fo:text-align="justify" style:justify-single-word="false"/>
      <style:text-properties style:font-name="DejaVu Serif" officeooo:rsid="001569b5" officeooo:paragraph-rsid="00168b58"/>
    </style:style>
    <style:style style:name="P31" style:family="paragraph" style:parent-style-name="Text_20_body">
      <style:text-properties style:font-name="DejaVu Serif" officeooo:rsid="0016c1b9" officeooo:paragraph-rsid="0016c1b9"/>
    </style:style>
    <style:style style:name="P32" style:family="paragraph" style:parent-style-name="Text_20_body">
      <style:paragraph-properties fo:text-align="justify" style:justify-single-word="false"/>
      <style:text-properties officeooo:paragraph-rsid="001c66ca"/>
    </style:style>
    <style:style style:name="P33" style:family="paragraph" style:parent-style-name="Text_20_body">
      <style:paragraph-properties fo:text-align="justify" style:justify-single-word="false"/>
      <style:text-properties officeooo:rsid="0019ad29" officeooo:paragraph-rsid="0019ad29"/>
    </style:style>
    <style:style style:name="P34" style:family="paragraph" style:parent-style-name="Text_20_body">
      <style:paragraph-properties fo:text-align="justify" style:justify-single-word="false"/>
      <style:text-properties officeooo:rsid="001fefec" officeooo:paragraph-rsid="001fefec"/>
    </style:style>
    <style:style style:name="P35" style:family="paragraph" style:parent-style-name="Text_20_body">
      <style:text-properties officeooo:rsid="00206c62" officeooo:paragraph-rsid="00206c62"/>
    </style:style>
    <style:style style:name="P36" style:family="paragraph" style:parent-style-name="Text_20_body">
      <style:paragraph-properties fo:text-align="justify" style:justify-single-word="false"/>
      <style:text-properties officeooo:rsid="00206c62" officeooo:paragraph-rsid="00206c62"/>
    </style:style>
    <style:style style:name="P37" style:family="paragraph" style:parent-style-name="Text_20_body">
      <style:paragraph-properties fo:text-align="justify" style:justify-single-word="false"/>
      <style:text-properties officeooo:rsid="0016c1b9" officeooo:paragraph-rsid="0016c1b9"/>
    </style:style>
    <style:style style:name="P38" style:family="paragraph" style:parent-style-name="Heading_20_2">
      <style:paragraph-properties fo:text-align="justify" style:justify-single-word="false"/>
    </style:style>
    <style:style style:name="P39" style:family="paragraph" style:parent-style-name="Heading_20_1">
      <style:paragraph-properties fo:text-align="justify" style:justify-single-word="false" fo:break-before="page"/>
      <style:text-properties officeooo:rsid="001104dd" officeooo:paragraph-rsid="001104dd"/>
    </style:style>
    <style:style style:name="P40" style:family="paragraph" style:parent-style-name="Frame_20_contents">
      <style:paragraph-properties fo:text-align="justify" style:justify-single-word="false"/>
      <style:text-properties style:font-name="DejaVu Sans Mono" fo:font-size="10.5pt" officeooo:rsid="001e1d57" officeooo:paragraph-rsid="001e1d57" style:font-size-asian="10.5pt" style:font-size-complex="10.5pt"/>
    </style:style>
    <style:style style:name="P41" style:family="paragraph" style:parent-style-name="Frame_20_contents">
      <style:text-properties style:font-name="DejaVu Sans Mono" fo:font-size="10.5pt" officeooo:rsid="00206c62" officeooo:paragraph-rsid="00206c62" style:font-size-asian="10.5pt" style:font-size-complex="10.5pt"/>
    </style:style>
    <style:style style:name="P42" style:family="paragraph" style:parent-style-name="Frame_20_contents">
      <style:paragraph-properties fo:margin-top="0cm" fo:margin-bottom="0cm" loext:contextual-spacing="false" fo:text-align="justify" style:justify-single-word="false"/>
      <style:text-properties style:font-name="DejaVu Sans Mono" fo:font-size="10.5pt" officeooo:rsid="001e1d57" officeooo:paragraph-rsid="001e1d57" style:font-size-asian="10.5pt" style:font-size-complex="10.5pt"/>
    </style:style>
    <style:style style:name="P43" style:family="paragraph" style:parent-style-name="Heading_20_3">
      <style:paragraph-properties fo:text-align="justify" style:justify-single-word="false"/>
      <style:text-properties officeooo:rsid="001404dc" officeooo:paragraph-rsid="001404dc"/>
    </style:style>
    <style:style style:name="P44" style:family="paragraph" style:parent-style-name="Heading_20_3">
      <style:paragraph-properties fo:text-align="justify" style:justify-single-word="false"/>
      <style:text-properties officeooo:rsid="0016c1b9" officeooo:paragraph-rsid="0016c1b9"/>
    </style:style>
    <style:style style:name="P45" style:family="paragraph" style:parent-style-name="Heading_20_3">
      <style:text-properties officeooo:rsid="001c66ca" officeooo:paragraph-rsid="001c66ca"/>
    </style:style>
    <style:style style:name="P46" style:family="paragraph" style:parent-style-name="Heading_20_3">
      <style:text-properties officeooo:rsid="001fefec" officeooo:paragraph-rsid="001fefec"/>
    </style:style>
    <style:style style:name="P47" style:family="paragraph" style:parent-style-name="Heading_20_3">
      <style:text-properties officeooo:paragraph-rsid="00225dfa"/>
    </style:style>
    <style:style style:name="T1" style:family="text">
      <style:text-properties style:text-underline-style="solid" style:text-underline-width="auto" style:text-underline-color="font-color" officeooo:rsid="001592c7"/>
    </style:style>
    <style:style style:name="T2" style:family="text">
      <style:text-properties style:text-underline-style="none"/>
    </style:style>
    <style:style style:name="T3" style:family="text">
      <style:text-properties style:text-underline-style="none" officeooo:rsid="001592c7"/>
    </style:style>
    <style:style style:name="T4" style:family="text">
      <style:text-properties style:text-underline-style="none" officeooo:rsid="001e1617"/>
    </style:style>
    <style:style style:name="T5" style:family="text">
      <style:text-properties officeooo:rsid="00117365"/>
    </style:style>
    <style:style style:name="T6" style:family="text">
      <style:text-properties officeooo:rsid="001104dd"/>
    </style:style>
    <style:style style:name="T7" style:family="text">
      <style:text-properties style:font-name="DejaVu Sans Mono"/>
    </style:style>
    <style:style style:name="T8" style:family="text">
      <style:text-properties style:font-name="DejaVu Sans Mono" officeooo:rsid="001404dc"/>
    </style:style>
    <style:style style:name="T9" style:family="text">
      <style:text-properties style:font-name="DejaVu Sans Mono" officeooo:rsid="001569b5"/>
    </style:style>
    <style:style style:name="T10" style:family="text">
      <style:text-properties style:font-name="DejaVu Serif"/>
    </style:style>
    <style:style style:name="T11" style:family="text">
      <style:text-properties style:font-name="DejaVu Serif" officeooo:rsid="001569b5"/>
    </style:style>
    <style:style style:name="T12" style:family="text">
      <style:text-properties style:font-name="DejaVu Serif" officeooo:rsid="00168b58"/>
    </style:style>
    <style:style style:name="T13" style:family="text">
      <style:text-properties style:font-name="DejaVu Serif" officeooo:rsid="0016c1b9"/>
    </style:style>
    <style:style style:name="T14" style:family="text">
      <style:text-properties style:font-name="DejaVu Serif" officeooo:rsid="002085a0"/>
    </style:style>
    <style:style style:name="T15" style:family="text">
      <style:text-properties officeooo:rsid="00123e0c"/>
    </style:style>
    <style:style style:name="T16" style:family="text">
      <style:text-properties officeooo:rsid="001404dc"/>
    </style:style>
    <style:style style:name="T17" style:family="text">
      <style:text-properties fo:background-color="#7f00ff" loext:char-shading-value="0"/>
    </style:style>
    <style:style style:name="T18" style:family="text">
      <style:text-properties officeooo:rsid="001866ff"/>
    </style:style>
    <style:style style:name="T19" style:family="text">
      <style:text-properties officeooo:rsid="0019ad29"/>
    </style:style>
    <style:style style:name="T20" style:family="text">
      <style:text-properties style:font-name="DejaVu Sans Mono"/>
    </style:style>
    <style:style style:name="T21" style:family="text">
      <style:text-properties style:font-name="DejaVu Sans Mono" officeooo:rsid="001c66ca"/>
    </style:style>
    <style:style style:name="T22" style:family="text">
      <style:text-properties style:font-name="DejaVu Sans Mono" officeooo:rsid="00206c62"/>
    </style:style>
    <style:style style:name="T23" style:family="text">
      <style:text-properties officeooo:rsid="001c66ca"/>
    </style:style>
    <style:style style:name="T24" style:family="text">
      <style:text-properties officeooo:rsid="001fefec"/>
    </style:style>
    <style:style style:name="T25" style:family="text">
      <style:text-properties fo:background-color="#2b7ed2" loext:char-shading-value="0"/>
    </style:style>
    <style:style style:name="T26" style:family="text">
      <style:text-properties style:font-name="DejaVu Serif"/>
    </style:style>
    <style:style style:name="T27" style:family="text">
      <style:text-properties officeooo:rsid="00206c62"/>
    </style:style>
    <style:style style:name="T28" style:family="text">
      <style:text-properties officeooo:rsid="002085a0"/>
    </style:style>
    <style:style style:name="T29" style:family="text">
      <style:text-properties officeooo:rsid="0020be77"/>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rocław, <text:span text:style-name="T6">13</text:span>.0<text:span text:style-name="T6">6</text:span>.2017</text:p>
      <text:p text:style-name="P10"/>
      <text:p text:style-name="P10"/>
      <text:p text:style-name="P11">Laboratorium</text:p>
      <text:p text:style-name="P11">Technologii Sieciowych</text:p>
      <text:p text:style-name="P12">Temat:</text:p>
      <text:p text:style-name="P13"><text:s/><text:span text:style-name="T5">Sprawozdanie 5</text:span></text:p>
      <text:p text:style-name="P14"/>
      <text:p text:style-name="P14"/>
      <text:p text:style-name="P14"/>
      <text:p text:style-name="P14"/>
      <text:p text:style-name="P14"/>
      <text:p text:style-name="P14"/>
      <text:p text:style-name="P14"/>
      <text:p text:style-name="P14"/>
      <text:p text:style-name="P7"/>
      <text:p text:style-name="P7"/>
      <text:p text:style-name="P7"/>
      <text:p text:style-name="P7"/>
      <text:p text:style-name="P7"/>
      <text:p text:style-name="P7"/>
      <text:p text:style-name="P7"/>
      <text:p text:style-name="P7"/>
      <text:p text:style-name="P7"/>
      <text:p text:style-name="P7"/>
      <text:p text:style-name="P7">Autor:<text:span text:style-name="T2"> Bartosz Banasik</text:span></text:p>
      <text:p text:style-name="P8">Informatyka, semestr: 4</text:p>
      <text:p text:style-name="P9"><text:span text:style-name="T1">Prowadzący:</text:span><text:span text:style-name="T3"> dr </text:span><text:span text:style-name="T4">Łukasz Krzywiecki</text:span></text:p>
      <text:h text:style-name="P39" text:outline-level="1">Spis treści:</text:h>
      <text:list xml:id="list1925399370" text:style-name="L1">
        <text:list-item>
          <text:p text:style-name="P24">Cel pracy</text:p>
        </text:list-item>
        <text:list-item>
          <text:p text:style-name="P24">Realizacja</text:p>
          <text:list>
            <text:list-item>
              <text:p text:style-name="P24">Opis programu</text:p>
            </text:list-item>
            <text:list-item>
              <text:p text:style-name="P27">Prosty test serwera</text:p>
            </text:list-item>
            <text:list-item>
              <text:p text:style-name="P24">Modyfikacja <text:span text:style-name="T16">p</text:span>rogramu</text:p>
            </text:list-item>
            <text:list-item>
              <text:p text:style-name="P24">Rozszerzenie funkcjonalności serwera</text:p>
            </text:list-item>
            <text:list-item>
              <text:p text:style-name="P24">Podgląd komunikatów przesyłanych pomiędzy klientem a serwerem</text:p>
            </text:list-item>
          </text:list>
        </text:list-item>
        <text:list-item>
          <text:p text:style-name="P24">Wnioski</text:p>
        </text:list-item>
      </text:list>
      <text:h text:style-name="P38" text:outline-level="2"><text:s/><text:span text:style-name="T6">1. Cel pracy</text:span></text:h>
      <text:p text:style-name="P25">Celem zajęć labo<text:span text:style-name="T28">r</text:span>atoryjnych jest przetestowanie działania prostego serwera <text:span text:style-name="T7">HTML</text:span> napisanego w języku <text:span text:style-name="T7">Perl. </text:span><text:span text:style-name="T10">Jego odpowiednia modyfikacja oraz przebudowa w celu zrozumienia działania protokołu </text:span><text:span text:style-name="T7">HTML</text:span><text:span text:style-name="T10">.</text:span></text:p>
      <text:h text:style-name="Heading_20_2" text:outline-level="2">2. Realizacja</text:h>
      <text:p text:style-name="P26">Głównym przedmiotem badań będzie następujący skrypt napisany w języku <text:span text:style-name="T7">Perl</text:span>, demonstrujący działanie serwera <text:span text:style-name="T7">HTML</text:span>. (listing 1)</text:p>
      <text:h text:style-name="P47" text:outline-level="3"><text:soft-page-break/><text:span text:style-name="T6">2.1 Opis programu</text:span></text:h>
      <text:p text:style-name="P15"><draw:frame draw:style-name="fr1" draw:name="Frame1" text:anchor-type="paragraph" svg:x="-0.069cm" svg:y="7.777cm" svg:width="17.604cm" draw:z-index="0"><draw:text-box fo:min-height="13.488cm"><text:p text:style-name="P3"><text:s text:c="2"/>1 <text:s text:c="2"/>use HTTP::Daemon;</text:p><text:p text:style-name="P3"><text:s text:c="2"/>2 <text:s text:c="2"/>use HTTP::Status;</text:p><text:p text:style-name="P3"><text:s text:c="2"/>3 <text:s text:c="2"/>#use IO::File;</text:p><text:p text:style-name="P3"><text:s text:c="2"/>4 </text:p><text:p text:style-name="P3"><text:s text:c="2"/>5 <text:s text:c="2"/>my $d = HTTP::Daemon-&gt;new(</text:p><text:p text:style-name="P3"><text:s text:c="2"/>6 <text:s text:c="11"/>LocalAddr =&gt; 'localhost',</text:p><text:p text:style-name="P3"><text:s text:c="2"/>7 <text:s text:c="11"/>LocalPort =&gt; 4321,</text:p><text:p text:style-name="P3"><text:s text:c="2"/>8 <text:s text:c="7"/>)|| die;</text:p><text:p text:style-name="P3"><text:s text:c="2"/>9 </text:p><text:p text:style-name="P3"><text:s/>10 <text:s text:c="2"/>print "Please contact me at: &lt;URL:", $d-&gt;url, "&gt;\n";</text:p><text:p text:style-name="P3"><text:s/>11 </text:p><text:p text:style-name="P3"><text:s/>12 </text:p><text:p text:style-name="P3"><text:s/>13 <text:s text:c="2"/>while (my $c = $d-&gt;accept) {</text:p><text:p text:style-name="P3"><text:s/>14 <text:s text:c="6"/>while (my $r = $c-&gt;get_request) {</text:p><text:p text:style-name="P3"><text:s/>15 <text:s text:c="10"/>if ($r-&gt;method eq 'GET') {</text:p><text:p text:style-name="P3"><text:s/>16 </text:p><text:p text:style-name="P3"><text:s/>17 <text:s text:c="14"/>$file_s= "./index.html"; <text:s text:c="3"/># index.html - jakis istniejacy plik</text:p><text:p text:style-name="P3"><text:s/>18 <text:s text:c="14"/>$c-&gt;send_file_response($file_s);</text:p><text:p text:style-name="P3"><text:s/>19 </text:p><text:p text:style-name="P3"><text:s/>20 <text:s text:c="10"/>}</text:p><text:p text:style-name="P3"><text:s/>21 <text:s text:c="10"/>else {</text:p><text:p text:style-name="P3"><text:s/>22 <text:s text:c="14"/>$c-&gt;send_error(RC_FORBIDDEN)</text:p><text:p text:style-name="P3"><text:s/>23 <text:s text:c="10"/>}</text:p><text:p text:style-name="P3"><text:s/>24 </text:p><text:p text:style-name="P3"><text:s/>25 <text:s text:c="6"/>}</text:p><text:p text:style-name="P3"><text:s/>26 <text:s text:c="6"/>$c-&gt;close;</text:p><text:p text:style-name="P3"><text:s/>27 <text:s text:c="6"/>undef($c);</text:p><text:p text:style-name="P3"><text:s/>28 <text:s text:c="2"/>}</text:p><text:p text:style-name="Caption">listing 1: <text:span text:style-name="T15">Program server3.pl</text:span></text:p></draw:text-box></draw:frame>Działanie skryptu przedstawionego w listingu 1 opiera się na o mechanizm udostępniany przez bibliotekę <text:span text:style-name="T7">libwww-perl</text:span>. Na początku tworzona jest nowa instancja obiektu typu <text:span text:style-name="T7">HTTP::Daemon</text:span>. Obiekt ten jest serwerem <text:span text:style-name="T7">HTTP/1.1</text:span>, który nasłuchuje na <text:span text:style-name="T16">adresie </text:span><text:span text:style-name="T8">localhost</text:span><text:span text:style-name="T16">,</text:span> gnieździe <text:span text:style-name="T8">4321</text:span> nadchodzące żądania. <text:span text:style-name="T16">Następnie wyświetlana jest informacja pod jakim adresem stacjonuje nasz serwer. </text:span>W linii 13 rozpoczyna się pierwsza pętla programu. Konstrukcja <text:span text:style-name="T7">my $c = $d -&gt; accept</text:span> zapisuje w zmiennej <text:span text:style-name="T7">$c</text:span> wskaźnik do obiektu <text:span text:style-name="T7">HTTP::Daemon::ClientConn</text:span>. Wykonanie instrukcji <text:span text:style-name="T7">my $r = $c -&gt; get request</text:span> na tym obiekcie (linia 14) powoduje zapisanie w zmiennej <text:span text:style-name="T7">$r</text:span> wskaźnika do obiektu <text:span text:style-name="T7">HTTP::Request</text:span>. W linii 15 następuje sprawdzenie, czy żądanie zos<text:span text:style-name="T28">t</text:span>ało wykonane metodą <text:span text:style-name="T7">GET</text:span>. Jeśli nie, to do klienta zostaje przesłana inf<text:span text:style-name="T28">o</text:span>rmacja o błędzie (linia 21). W przypadku gdy zapytanie było prawidłowe, klient otrzyma treść pliku index.html, który zapisany jest <text:span text:style-name="T16">w </text:span>bieżącym katalogu.</text:p>
      <text:h text:style-name="P43" text:outline-level="3"><text:soft-page-break/>2.2 Prosty test serwera</text:h>
      <text:p text:style-name="P16">Spróbujemy przetestować nasz serwer w dwóch metodach.</text:p>
      <text:p text:style-name="P16">1. Przy użyciu usługi internetowej <text:span text:style-name="T7">Telnet.</text:span></text:p>
      <text:p text:style-name="P29">2. Za pomocą przeglądarki internetowej <text:span text:style-name="T7">Firefox</text:span>.</text:p>
      <text:p text:style-name="P28"><draw:frame draw:style-name="fr1" draw:name="Frame2" text:anchor-type="paragraph" svg:x="-0.141cm" svg:y="5.854cm" svg:width="17.944cm" draw:z-index="1"><draw:text-box fo:min-height="3.54cm"><text:p text:style-name="P4">Input: $telnet localhost 4321</text:p><text:p text:style-name="P4"/><text:p text:style-name="P4">Output:</text:p><text:p text:style-name="P4">Trying 127.0.0.1...</text:p><text:p text:style-name="P4">Connected to localhost.</text:p><text:p text:style-name="P4">Escape character is '^]'.</text:p><text:p text:style-name="P4"/><text:p text:style-name="P4">Input: Y</text:p><text:p text:style-name="P4"/><text:p text:style-name="P4">Output:</text:p><text:p text:style-name="P4">HTTP/1.1 400 Bad Request</text:p><text:p text:style-name="P4">Date: Tue, 13 Jun 2017 17:52:04 GMT</text:p><text:p text:style-name="P4">Server: libwww-perl-daemon/6.01</text:p><text:p text:style-name="P4">Content-Type: text/html</text:p><text:p text:style-name="P4">Content-Length: 57</text:p><text:p text:style-name="P4"/><text:p text:style-name="P4">&lt;title&gt;400 Bad Request&lt;/title&gt;</text:p><text:p text:style-name="P4">&lt;h1&gt;400 Bad Request&lt;/h1&gt;</text:p><text:p text:style-name="P4"/><text:p text:style-name="P4">Connection closed by foreign host.</text:p><text:p text:style-name="Caption">listing 2: Odpowiedź serwera HTTP</text:p></draw:text-box></draw:frame><text:span text:style-name="T10">1. </text:span><text:span text:style-name="T11">Po uruchomieniu skryptu, nawiązano połączenie za pomocą programu </text:span><text:span text:style-name="T9">telnet</text:span><text:span text:style-name="T11"> przez port </text:span><text:span text:style-name="T9">4321</text:span><text:span text:style-name="T11">. Następnie przesłano znak </text:span><text:span text:style-name="T9">’Y’</text:span><text:span text:style-name="T11"> i potwierdzono kombinacją znaków </text:span><text:span text:style-name="T9">CR LF</text:span><text:span text:style-name="T11">. Odpowiedź serwera </text:span><text:span text:style-name="T9">HTTP</text:span><text:span text:style-name="T11"> przedstawia </text:span><text:span text:style-name="T9">listing 2</text:span><text:span text:style-name="T11">. Listing 2 przedstawia nagłówek </text:span><text:span text:style-name="T9">HTTP/1.1</text:span><text:span text:style-name="T11"> wraz ze stroną o treści </text:span><text:span text:style-name="T9">Bad Request</text:span><text:span text:style-name="T11">. Uzyskano taką odpowiedź, ponieważ skrypt </text:span><text:span text:style-name="T9">server3.pl</text:span><text:span text:style-name="T11"> traktuje wszystkie zapytania typu innego niż </text:span><text:span text:style-name="T9">GET</text:span><text:span text:style-name="T11"> za nieprawidłowe. Przeprowadzono kolejny eksperyment. Nawiązano połączenie, takie samo jak przy poprzedniej próbie, jednak wysłano treść </text:span><text:span text:style-name="T9">’GET /</text:span><text:span text:style-name="T11">’ i potwierdzono ją kombinacją znaków </text:span><text:span text:style-name="T9">CR LF</text:span><text:span text:style-name="T11">. Odpowiedź serwera przestawia listing </text:span><text:span text:style-name="T12">3</text:span><text:span text:style-name="T11">.</text:span></text:p>
      <text:p text:style-name="P30"/>
      <text:p text:style-name="P17"><draw:frame draw:style-name="fr2" draw:name="Frame3" text:anchor-type="paragraph" svg:x="-0.093cm" svg:y="-0.157cm" svg:width="17.919cm" draw:z-index="2"><draw:text-box fo:min-height="5.027cm"><text:p text:style-name="P4">Input: $telnet localhost 4321</text:p><text:p text:style-name="P4"/><text:p text:style-name="P4">Output:</text:p><text:p text:style-name="P4">Trying 127.0.0.1...</text:p><text:p text:style-name="P4">Connected to localhost.</text:p><text:p text:style-name="P4">Escape character is '^]'.</text:p><text:p text:style-name="P4"/><text:p text:style-name="P4">Input: GET /</text:p><text:p text:style-name="P4"/><text:p text:style-name="P4">Output:</text:p><text:p text:style-name="P4">Hello hello,</text:p><text:p text:style-name="P4">HTTP Server,</text:p><text:p text:style-name="P4">Some file here.</text:p><text:p text:style-name="P4">I Hate programming...</text:p><text:p text:style-name="P4">I Hate programming...</text:p><text:p text:style-name="P4">I Hate programming...</text:p><text:p text:style-name="P4">IT WORKS!!!</text:p><text:p text:style-name="P4">I love programming...</text:p><text:p text:style-name="P4">Connection closed by foreign host.</text:p><text:p text:style-name="Caption">listing 3: Odpowiedż serwera HTTP na zapytanie 'GET /'</text:p></draw:text-box></draw:frame><text:soft-page-break/><text:span text:style-name="T11">J</text:span><text:span text:style-name="T10">ak widzimy w odpowiedzi serwer przesłał nam zawartoś</text:span><text:span text:style-name="T14">ć</text:span><text:span text:style-name="T10"> pliku umieszczonego pod nazwą </text:span><text:span text:style-name="T7">index.html</text:span><text:span text:style-name="T10"> w tym samym katalogu co podany skrypt. Na listingu 4 znajduje się zawartość pliku. </text:span><text:span text:style-name="T13">Odpowiedź jest zatem prawidłowa. Przesłana została prawidłowa zawartość. Oznacza to, że skrypt działa poprawnie.</text:span></text:p>
      <text:p text:style-name="P18"><draw:frame draw:style-name="fr1" draw:name="Frame4" text:anchor-type="paragraph" svg:x="0.004cm" svg:y="0.074cm" svg:width="17.533cm" draw:z-index="3"><draw:text-box fo:min-height="3.776cm"><text:p text:style-name="P5"><text:s text:c="2"/>1 Hello hello,</text:p><text:p text:style-name="P5"><text:s text:c="2"/>2 HTTP Server,</text:p><text:p text:style-name="P5"><text:s text:c="2"/>3 Some file here.</text:p><text:p text:style-name="P5"><text:s text:c="2"/>4 I Hate programming...</text:p><text:p text:style-name="P5"><text:s text:c="2"/>5 I Hate programming...</text:p><text:p text:style-name="P5"><text:s text:c="2"/>6 I Hate programming...</text:p><text:p text:style-name="P5"><text:s text:c="2"/>7 IT WORKS!!!</text:p><text:p text:style-name="P5"><text:s text:c="2"/>8 I love programming...</text:p><text:p text:style-name="Caption">listing 4: zawartość index.html</text:p></draw:text-box></draw:frame>2. Otwieramy przeglądarkę internetową <text:span text:style-name="T7">firefox</text:span> i przechodzimy na stronę <text:span text:style-name="T7">localhost:4321</text:span>. Przeglądarka automatycznie wygeneruje dla nas zapytanie i wyśle je do serwera. Domyślnie jest to zapytanie ‘<text:span text:style-name="T7">GET’</text:span><text:span text:style-name="T10">. W odpowiedzi przeglądarka wyświetla nam następującą treść. (listing 5)</text:span></text:p>
      <text:p text:style-name="P31"><draw:frame draw:style-name="fr1" draw:name="Frame5" text:anchor-type="paragraph" svg:x="-0.021cm" svg:y="0.467cm" svg:width="17.558cm" draw:z-index="4"><draw:text-box fo:min-height="1.702cm"><text:p text:style-name="P2">Hello hello, HTTP Server, Some file here. I Hate programming... I Hate programming... I Hate programming... IT WORKS!!! I love programming... </text:p><text:p text:style-name="Caption">listing 5: Odpowiedź serwera na zapytanie przeglądarki</text:p></draw:text-box></draw:frame></text:p>
      <text:p text:style-name="P18"><text:soft-page-break/><text:span text:style-name="T10">Widzimy, że przeglądarka prawidłowo wysłała </text:span><text:span text:style-name="T14">ż</text:span><text:span text:style-name="T10">ądanie ‘</text:span><text:span text:style-name="T7">GET</text:span><text:span text:style-name="T10">’ oraz odebrała je i wyświetliła dla użytkownika.</text:span></text:p>
      <text:h text:style-name="P44" text:outline-level="3">2.3 Modyfikacja serwera.</text:h>
      <text:p text:style-name="P18"><draw:frame draw:style-name="fr1" draw:name="Frame6" text:anchor-type="paragraph" svg:x="-0.213cm" svg:y="2.729cm" svg:width="18.568cm" draw:z-index="5"><draw:text-box fo:min-height="10.982cm"><text:p text:style-name="P6"><text:s text:c="2"/>1 <text:s text:c="2"/>use HTTP::Daemon;</text:p><text:p text:style-name="P6"><text:s text:c="2"/>2 <text:s text:c="2"/>use HTTP::Status;</text:p><text:p text:style-name="P6"><text:s text:c="2"/>3 <text:s text:c="2"/>#use IO::File;</text:p><text:p text:style-name="P6"><text:s text:c="2"/>4 </text:p><text:p text:style-name="P6"><text:s text:c="2"/>5 <text:s text:c="2"/>my $d = HTTP::Daemon-&gt;new(</text:p><text:p text:style-name="P6"><text:s text:c="2"/>6 <text:s text:c="11"/>LocalAddr =&gt; 'localhost',</text:p><text:p text:style-name="P6"><text:s text:c="2"/>7 <text:s text:c="11"/>LocalPort =&gt; 4321,</text:p><text:p text:style-name="P6"><text:s text:c="2"/>8 <text:s text:c="7"/>)|| die;</text:p><text:p text:style-name="P6"><text:s text:c="2"/>9 </text:p><text:p text:style-name="P6"><text:s/>10 <text:s text:c="2"/>print "Please contact me at: &lt;URL:", $d-&gt;url, "&gt;\n";</text:p><text:p text:style-name="P6"><text:s/>11 </text:p><text:p text:style-name="P6"><text:s/>12 </text:p><text:p text:style-name="P6"><text:s/>13 <text:s text:c="2"/>while (my $c = $d-&gt;accept) {</text:p><text:p text:style-name="P6"><text:s/>14 <text:s text:c="6"/>while (my $r = $c-&gt;get_request) {</text:p><text:p text:style-name="P6"><text:s/><text:span text:style-name="T17">15</text:span> </text:p><text:p text:style-name="P6"><text:s/><text:span text:style-name="T17">16</text:span> </text:p><text:p text:style-name="P6"><text:s/><text:span text:style-name="T17">17</text:span> <text:s text:c="8"/>$response = HTTP::Response-&gt;new(200,'OK');</text:p><text:p text:style-name="P6"><text:s/><text:span text:style-name="T17">18</text:span> <text:s text:c="8"/>$response-&gt;content($r-&gt;as_string);</text:p><text:p text:style-name="P6"><text:s/><text:span text:style-name="T17">19</text:span> <text:s text:c="8"/>$c-&gt;send_response($response);</text:p><text:p text:style-name="P6"><text:s/>20 </text:p><text:p text:style-name="P6"><text:s/>21 <text:s text:c="6"/>}</text:p><text:p text:style-name="P6"><text:s/>22 <text:s text:c="6"/>$c-&gt;close;</text:p><text:p text:style-name="P6"><text:s/>23 <text:s text:c="6"/>undef($c);</text:p><text:p text:style-name="P6"><text:s/>24 <text:s text:c="2"/>}</text:p><text:p text:style-name="Caption">listing 6: Skrypt zwracający nagłówki.</text:p></draw:text-box></draw:frame>Celem tego zadania jest odpowiednia modyfikacja skryptu <text:span text:style-name="T7">serwer3.pl</text:span> tak, aby niezależnie od żądania zwracał on jego nagłówek . Listing 6 przedstawia skrypt po modyfikacji. <text:span text:style-name="T18">Kolorem fioletowym zaznaczone są linie skryptu, które uległy zmianie.</text:span></text:p>
      <text:p text:style-name="P19">Skrypt różni się jedynie zawartością drugiej pętli. Zrezygnowano tutaj ze sprawdzania, czy metoda zapytania jest typu ‘<text:span text:style-name="T7">GET</text:span>’. W celu wysłania odpowiedzi, należy ją najpierw przygotować, co następuje w linii 17. Treść zapytania w formie tekstowej (<text:span text:style-name="T7">$r-&gt;as string</text:span>) zostaje dołączona do obiektu <text:span text:style-name="T7">$response</text:span>. W linii 19 następuje przesłanie przygotowanej odpowiedzi. Działanie skryptu zamieszczonego na listingu <text:span text:style-name="T19">7.</text:span> <text:span text:style-name="T19">Skrypt </text:span>przetestowano używając przeglądarki internetowej <text:span text:style-name="T7">firefox.</text:span><text:span text:style-name="T10"> W pasku adresu ponownie wpisano adres serwera </text:span><text:span text:style-name="T7">localhost:4321</text:span><text:span text:style-name="T10">. Odpowiedź wyświetloną przez program przedstawia listing 7.</text:span></text:p>
      <text:p text:style-name="P33"><draw:frame draw:style-name="fr1" draw:name="Frame7" text:anchor-type="paragraph" svg:x="0.051cm" svg:y="0.175cm" svg:width="17.607cm" draw:z-index="6"><draw:text-box fo:min-height="5.482cm"><text:p text:style-name="P22">GET / HTTP/1.1</text:p><text:p text:style-name="P21"><text:span text:style-name="T23">1:</text:span>Cache-Control: max-age=0</text:p><text:p text:style-name="P21"><text:span text:style-name="T23">2:</text:span>Connection: keep-alive</text:p><text:p text:style-name="P21"><text:span text:style-name="T23">3:</text:span>Accept: text/html,application/xhtml+xml,application/xml;q=0.9,*/*;q=0.8</text:p><text:p text:style-name="P21"><text:span text:style-name="T23">4:</text:span>Accept-Encoding: gzip, deflate</text:p><text:p text:style-name="P21"><text:span text:style-name="T23">5:</text:span>Accept-Language: en-US,en;q=0.5</text:p><text:p text:style-name="P21"><text:span text:style-name="T23">6:</text:span>Host: localhost:4321</text:p><text:p text:style-name="P21"><text:span text:style-name="T23">7:</text:span>If-Modified-Since: Sun, 11 Jun 2017 21:29:29 GMT</text:p><text:p text:style-name="P21"><text:span text:style-name="T23">8:</text:span>User-Agent: Mozilla/5.0 (X11; Linux x86_64; rv:53.0) Gecko/20100101 <text:span text:style-name="T23">9:</text:span>Firefox/53.0</text:p><text:p text:style-name="P23"><text:span text:style-name="T23">10:</text:span>Upgrade-Insecure-Requests: 1</text:p><text:p text:style-name="Caption">listing 7: Odpowiedź zmodyfikowanego serwera.</text:p></draw:text-box></draw:frame><text:soft-page-break/><text:span text:style-name="T10">Serwer zwrócił nagłówek żądania. W pierwszej linii widoczne jest, że program </text:span><text:span text:style-name="T7">Firefox</text:span><text:span text:style-name="T10"> wysłał żądanie typu </text:span><text:span text:style-name="T7">GET</text:span><text:span text:style-name="T10">. Ponieważ w przesyłanym adresie nie podano nazwy żadnego konkretnego pliku, to program wybiera domyślny katalog, czyli </text:span><text:span text:style-name="T7">/</text:span><text:span text:style-name="T10">. Druga linia zawiera informacje o rodzaju nawiązanego połączenia. W tym wypadku jest to </text:span><text:span text:style-name="T7">keep-alive</text:span><text:span text:style-name="T10">. Linia 3 zawiera akceptowane przez przeglądarkę treści, linia 4 - informacje na temat akceptowanego kodowania znaków, linia 5 - informacje na temat kodowania danych, a linia 6 akceptowane języki. W linii 7 znajduje się pełny adres serwera </text:span><text:span text:style-name="T7">HTTP</text:span><text:span text:style-name="T10">. Linia 8, oznaczona tagiem </text:span><text:span text:style-name="T7">User-Agent</text:span><text:span text:style-name="T10">, zawiera informacje o programie przy pomocy którego dokonano zapytania. Ostatnia linia zawiera wartość </text:span><text:span text:style-name="T7">Keep-Alive</text:span><text:span text:style-name="T10">, czyli czas w jakim kolejne zapytania do serwera będą wykonywane przy pomocy tego samego połączenia. Zmodyfikowany skrypt działa poprawnie i spełnia założenia zadania, t.j. zwraca nagłówki żądań wysyłane przez progamy klienckie.</text:span></text:p>
      <text:h text:style-name="P45" text:outline-level="3">2.4 Rozszerzenie działalności serwera</text:h>
      <text:p text:style-name="P32"><text:span text:style-name="T23">Kolejnym zadaniem było rozszerzenie działalności serwera w taki sposób </text:span>aby obs<text:span text:style-name="T29">ł</text:span>ugiwał żądania klienta do prostego tekstowego serwisu <text:span text:style-name="T7">WWW</text:span> (kilka statycznych st<text:span text:style-name="T29">r</text:span>on z wzajemnymi odwołaniami) zapisanego w pewnym katalogu dysku lokalnego komputera na którym uruchomiony jest skrypt serwera. <text:span text:style-name="T23">Po raz kolejny wykorzystano skrypt </text:span><text:span text:style-name="T21">server3.pl</text:span><text:span text:style-name="T23">. Dokonano niewielkich zmian, które umożliwiają przesyłanie żądanego pliku znajdującego się w wyznaczonym katalogu. Listing 11 przedstawia wyżej opisany skrypt. Odpowiednio zmienna </text:span><text:span text:style-name="T21">$SOURCE_PATH</text:span><text:span text:style-name="T23"> przetrzymuje lokalizacje naszych trzech plików. Są to: </text:span><text:span text:style-name="T21">index.html</text:span><text:span text:style-name="T23">, </text:span><text:span text:style-name="T21">filmy.html</text:span><text:span text:style-name="T23"> oraz </text:span><text:span text:style-name="T21">ksiazki.html</text:span><text:span text:style-name="T23"> (listing 8, 9, 10). Kolorem niebieskim zaznaczyłem odnośniki to kolejnych stron.</text:span></text:p>
      <text:p text:style-name="P32"/>
      <text:p text:style-name="P32"><text:soft-page-break/></text:p>
      <text:p text:style-name="P32"><draw:frame draw:style-name="fr1" draw:name="Frame8" text:anchor-type="paragraph" svg:x="0.004cm" svg:y="0.178cm" svg:width="17.535cm" draw:z-index="7"><draw:text-box fo:min-height="2.813cm"><text:p text:style-name="P40"><text:s/>1 &lt;!DOCTYPE html&gt;</text:p><text:p text:style-name="P40"><text:s/>2 &lt;html&gt;</text:p><text:p text:style-name="P40"><text:s/>3 <text:s text:c="4"/>&lt;body&gt;</text:p><text:p text:style-name="P40"><text:s/>4 <text:s text:c="8"/>&lt;h3&gt;To jest glowna strona!!&lt;/h3&gt;</text:p><text:p text:style-name="P40"><text:s/>5 <text:s text:c="8"/>&lt;p&gt;Podziele sie w wami tutuaj ksiazkami oraz filmami, ktore <text:tab/><text:tab/><text:tab/><text:tab/><text:tab/>lubie&lt;/p&gt;</text:p><text:p text:style-name="P40"><text:s/>6 <text:s text:c="8"/>&lt;ol&gt;</text:p><text:p text:style-name="P40"><text:s/>7 <text:s text:c="12"/>&lt;li&gt;<text:span text:style-name="T25">&lt;a href="filmy.html"&gt;Zbior filmow&lt;/a&gt;</text:span>&lt;/li&gt;</text:p><text:p text:style-name="P40"><text:s/>8 <text:s text:c="12"/>&lt;li&gt;<text:span text:style-name="T25">&lt;a href="ksiazki.html"&gt;Zbior ksiazek&lt;/a&gt;</text:span>&lt;/li&gt;</text:p><text:p text:style-name="P40"><text:s/>9 <text:s text:c="8"/>&lt;/ol&gt;</text:p><text:p text:style-name="P40">10 <text:s text:c="4"/>&lt;/body&gt;</text:p><text:p text:style-name="P40">11 &lt;/html&gt;</text:p><text:p text:style-name="Caption">listing 8: Tresc pliku index.html</text:p></draw:text-box></draw:frame><draw:frame draw:style-name="fr1" draw:name="Frame9" text:anchor-type="paragraph" svg:x="-0.021cm" svg:y="6.602cm" svg:width="17.582cm" draw:z-index="8"><draw:text-box fo:min-height="3.103cm"><text:p text:style-name="P40"><text:s text:c="2"/>1 &lt;!DOCTYPE html&gt;</text:p><text:p text:style-name="P40"><text:s text:c="2"/>2 &lt;html&gt;</text:p><text:p text:style-name="P40"><text:s text:c="2"/>3 <text:s text:c="4"/>&lt;head&gt;</text:p><text:p text:style-name="P40"><text:s text:c="2"/>4 <text:s text:c="8"/>&lt;title&gt;Zbior moich ulubionych filmow&lt;/title&gt; </text:p><text:p text:style-name="P40"><text:s text:c="2"/>5 <text:s text:c="4"/>&lt;/head&gt;</text:p><text:p text:style-name="P40"><text:s text:c="2"/>6 <text:s text:c="4"/>&lt;body&gt;</text:p><text:p text:style-name="P40"><text:s text:c="2"/>7 </text:p><text:p text:style-name="P40"><text:s text:c="2"/>8 <text:s text:c="8"/>&lt;h3&gt;Spis moich ulubionych filmow&lt;/h3&gt;</text:p><text:p text:style-name="P40"><text:s text:c="2"/>9 <text:s text:c="8"/>&lt;ol&gt;</text:p><text:p text:style-name="P40"><text:s/>10 <text:s text:c="12"/>&lt;li&gt;Titanic&lt;/li&gt;</text:p><text:p text:style-name="P40"><text:s/>11 <text:s text:c="12"/>&lt;li&gt;Avengers&lt;/li&gt;</text:p><text:p text:style-name="P40"><text:s/>12 <text:s text:c="12"/>&lt;li&gt;Avatar&lt;/li&gt;</text:p><text:p text:style-name="P40"><text:s/>13 <text:s text:c="12"/>&lt;li&gt;Zielona Mila&lt;/li&gt;</text:p><text:p text:style-name="P40"><text:s/>14 <text:s text:c="12"/>&lt;li&gt;Taxi 3&lt;/li&gt;</text:p><text:p text:style-name="P40"><text:s/>15 <text:s text:c="12"/>&lt;li&gt;Wilk z Wallstreet&lt;/li&gt;</text:p><text:p text:style-name="P40"><text:s/>16 <text:s text:c="8"/>&lt;/ol&gt;</text:p><text:p text:style-name="P40"><text:s/>17 </text:p><text:p text:style-name="P40"><text:s/>18 <text:s text:c="8"/>&lt;p&gt; A tutaj maly dodatek matematyczny&lt;/p&gt;</text:p><text:p text:style-name="P40"><text:s/>19 <text:s text:c="8"/>&lt;p&gt;</text:p><text:p text:style-name="P40"><text:s/>20 <text:s text:c="12"/>Twierdzenie Pitagorasa:</text:p><text:p text:style-name="P40"><text:s/>21 <text:s text:c="12"/>&lt;math&gt; </text:p><text:p text:style-name="P40"><text:s/>22 <text:s text:c="16"/>&lt;mrow&gt;</text:p><text:p text:style-name="P40"><text:s/>23 <text:s text:c="20"/>&lt;msup&gt;&lt;mi&gt;a&lt;/mi&gt;&lt;mn&gt;2&lt;/mn&gt;&lt;/msup&gt; </text:p><text:p text:style-name="P40"><text:s/>24 <text:s text:c="20"/>&lt;mo&gt;+&lt;/mo&gt; </text:p><text:p text:style-name="P40"><text:s/>25 <text:s text:c="20"/>&lt;msup&gt;&lt;mi&gt;b&lt;/mi&gt;&lt;mn&gt;2&lt;/mn&gt;&lt;/msup&gt; </text:p><text:p text:style-name="P40"><text:s/>26 <text:s text:c="20"/>&lt;mo&gt;=&lt;/mo&gt; </text:p><text:p text:style-name="P40"><text:s/>27 <text:s text:c="20"/>&lt;msup&gt;&lt;mi&gt;c&lt;/mi&gt;&lt;mn&gt;2&lt;/mn&gt;&lt;/msup&gt;</text:p><text:p text:style-name="P40"><text:s/>28 <text:s text:c="16"/>&lt;/mrow&gt; </text:p><text:p text:style-name="P40"><text:s/>29 <text:s text:c="12"/>&lt;/math&gt;</text:p><text:p text:style-name="P40"><text:s/>30 <text:s text:c="8"/>&lt;/p&gt;</text:p><text:p text:style-name="P40"><text:s/>31 <text:s text:c="8"/>&lt;p&gt;Zielony okrag:&lt;/p&gt;</text:p><text:p text:style-name="P40"><text:s/>32 <text:s text:c="8"/>&lt;p&gt;</text:p><text:p text:style-name="P40"><text:s/>33 <text:s text:c="12"/>&lt;svg&gt; </text:p><text:p text:style-name="P40"><text:s/>34 <text:s text:c="16"/>&lt;circle r="50" cx="50" cy="50" fill="green" /&gt;</text:p><text:p text:style-name="P40"><text:s/>35 <text:s text:c="12"/>&lt;/svg&gt;</text:p><text:p text:style-name="P40"><text:s/>36 <text:s text:c="8"/>&lt;/p&gt; <text:s text:c="3"/></text:p><text:p text:style-name="P40"><text:s/>37 <text:s text:c="12"/></text:p><text:p text:style-name="P40"><text:s/>38 <text:s text:c="8"/><text:span text:style-name="T25">&lt;a href="index.html"&gt;Powrot do strony glownej&lt;/a&gt;</text:span></text:p><text:p text:style-name="P40"><text:s/>39 <text:s/></text:p><text:p text:style-name="P40"><text:s/>40 <text:s text:c="4"/>&lt;/body&gt;</text:p><text:p text:style-name="P40"><text:s/>41 &lt;/html&gt; </text:p><text:p text:style-name="Caption">listing 9: Treść pliku filmy.html</text:p></draw:text-box></draw:frame></text:p>
      <text:p text:style-name="P32"><draw:frame draw:style-name="fr1" draw:name="Frame10" text:anchor-type="paragraph" svg:x="0.004cm" svg:y="0.131cm" svg:width="17.558cm" draw:z-index="9"><draw:text-box fo:min-height="1.131cm"><text:p text:style-name="P40"><text:s text:c="2"/>1 &lt;!DOCTYPE html&gt;</text:p><text:p text:style-name="P40"><text:s text:c="2"/>2 &lt;html&gt;</text:p><text:p text:style-name="P40"><text:s text:c="2"/>3 <text:s text:c="4"/>&lt;head&gt;</text:p><text:p text:style-name="P40"><text:s text:c="2"/>4 <text:s text:c="8"/>&lt;title&gt;Zbior moich ulubionych ksiazek&lt;/title&gt; </text:p><text:p text:style-name="P40"><text:s text:c="2"/>5 <text:s text:c="4"/>&lt;/head&gt;</text:p><text:p text:style-name="P42"><text:s text:c="2"/>6 <text:s text:c="4"/>&lt;body&gt;</text:p><text:p text:style-name="P40"><text:s text:c="2"/>7 </text:p><text:p text:style-name="P40"><text:s text:c="2"/>8 <text:s text:c="8"/>&lt;h3&gt;Spis moich ulubionych ksiazek&lt;/h3&gt;</text:p><text:p text:style-name="P40"><text:s text:c="2"/>9 <text:s text:c="8"/>&lt;ol&gt;</text:p><text:p text:style-name="P40"><text:s/>10 <text:s text:c="12"/>&lt;li&gt;Saga Wiedzmin&lt;/li&gt;</text:p><text:p text:style-name="P40"><text:s/>11 <text:s text:c="12"/>&lt;li&gt;Ani slowa prawdy&lt;/li&gt;</text:p><text:p text:style-name="P40"><text:s/>12 <text:s text:c="12"/>&lt;li&gt;Pani jeziora&lt;/li&gt;</text:p><text:p text:style-name="P40"><text:s/>13 <text:s text:c="12"/>&lt;li&gt;Jakub Wedrowycz&lt;/li&gt;</text:p><text:p text:style-name="P40"><text:s/>14 <text:s text:c="12"/>&lt;li&gt;Zloty kompas&lt;/li&gt;</text:p><text:p text:style-name="P40"><text:s/>15 <text:s text:c="12"/>&lt;li&gt;Morfina&lt;/li&gt;</text:p><text:p text:style-name="P40"><text:s/>16 <text:s text:c="8"/>&lt;/ol&gt;</text:p><text:p text:style-name="P40"><text:s/>17 </text:p><text:p text:style-name="P40"><text:s/>18 <text:s text:c="8"/>&lt;p&gt; A tutaj maly dodatek fizyczny&lt;/p&gt;</text:p><text:p text:style-name="P40"><text:s/>19 <text:s text:c="8"/>&lt;p&gt;</text:p><text:p text:style-name="P40"><text:s/>20 <text:s text:c="12"/>Rownowaznosc masy i energii</text:p><text:p text:style-name="P40"><text:s/>21 <text:s text:c="12"/>&lt;math&gt;</text:p><text:p text:style-name="P40"><text:s/>22 <text:s text:c="16"/>&lt;mrow&gt;</text:p><text:p text:style-name="P40"><text:s/>23 </text:p><text:p text:style-name="P40"><text:s/>24 <text:s text:c="20"/>&lt;mo&gt;e&lt;/mo&gt;</text:p><text:p text:style-name="P40"><text:s/>25 </text:p><text:p text:style-name="P40"><text:s/>26 <text:s text:c="20"/>&lt;mo&gt;=&lt;/mo&gt;</text:p><text:p text:style-name="P40"><text:s/>27 </text:p><text:p text:style-name="P40"><text:s/>28 <text:s text:c="20"/>&lt;mo&gt;m&lt;/mo&gt;</text:p><text:p text:style-name="P40"><text:s/>29 </text:p><text:p text:style-name="P40"><text:s/>30 <text:s text:c="20"/>&lt;mo&gt;*&lt;/mo&gt;</text:p><text:p text:style-name="P40"><text:s/>31 </text:p><text:p text:style-name="P40"><text:s/>32 <text:s text:c="20"/>&lt;msup&gt;&lt;mi&gt;c&lt;/mi&gt;&lt;mn&gt;2&lt;/mn&gt;&lt;/msup&gt;</text:p><text:p text:style-name="P40"><text:s/>33 </text:p><text:p text:style-name="P40"><text:s/>34 <text:s text:c="16"/>&lt;/mrow&gt;</text:p><text:p text:style-name="P40"><text:s/>35 <text:s text:c="12"/>&lt;/math&gt;</text:p><text:p text:style-name="P40"><text:s/>36 <text:s text:c="8"/>&lt;/p&gt;</text:p><text:p text:style-name="P40"><text:s/>37 </text:p><text:p text:style-name="P40"><text:s/>38 <text:s text:c="8"/>&lt;p&gt;Niebieski wielokat:&lt;/p&gt;</text:p><text:p text:style-name="P40"><text:s/>39 <text:s text:c="8"/>&lt;p&gt;</text:p><text:p text:style-name="P40"><text:s/>40 <text:s text:c="12"/>&lt;svg height="210" width="500"&gt;</text:p><text:p text:style-name="P40"><text:s/>41 <text:s text:c="16"/>&lt;polygon points="200,10 250,190 160,210" </text:p><text:p text:style-name="P40"><text:s/>42 <text:s text:c="20"/>style="fill:blue;stroke:purple;stroke-width:1" /&gt;</text:p><text:p text:style-name="P40"><text:s/>43 <text:s text:c="12"/>&lt;/svg&gt;</text:p><text:p text:style-name="P40"><text:s/>44 <text:s text:c="8"/>&lt;/p&gt;</text:p><text:p text:style-name="P40"><text:s/>45 <text:s text:c="8"/><text:span text:style-name="T25">&lt;a href="index.html"&gt;Powrot do strony glownej&lt;/a&gt;</text:span></text:p><text:p text:style-name="P40"><text:s/>46 <text:s text:c="4"/>&lt;/body&gt;</text:p><text:p text:style-name="P40"><text:s/>47 &lt;/html&gt;</text:p><text:p text:style-name="Caption">listing 10: Treść pliku ksiazki.html</text:p></draw:text-box></draw:frame><text:soft-page-break/></text:p>
      <text:p text:style-name="P34"><draw:frame draw:style-name="fr1" draw:name="Frame11" text:anchor-type="paragraph" svg:x="0.004cm" svg:y="0.122cm" svg:width="17.485cm" draw:z-index="10"><draw:text-box fo:min-height="3.872cm"><text:p text:style-name="P40"><text:s text:c="2"/>1 use HTTP::Daemon;</text:p><text:p text:style-name="P40"><text:s text:c="2"/>2 use HTTP::Status;</text:p><text:p text:style-name="P40"><text:s text:c="2"/>3 </text:p><text:p text:style-name="P40"><text:s text:c="2"/>4 #domy<text:span text:style-name="T24">s</text:span>lny folder z plikami</text:p><text:p text:style-name="P40"><text:s text:c="2"/>5 $SOURCE_PATH = '/home/aedd/www';</text:p><text:p text:style-name="P40"><text:s text:c="2"/>6 </text:p><text:p text:style-name="P40"><text:s text:c="2"/>7 my $d = HTTP::Daemon-&gt;new(</text:p><text:p text:style-name="P40"><text:s text:c="2"/>8 <text:s text:c="8"/>ReuseAddr =&gt; 1,</text:p><text:p text:style-name="P40"><text:s text:c="2"/>9 <text:s text:c="8"/>LocalAddr =&gt; 'localhost',</text:p><text:p text:style-name="P40"><text:s/>10 <text:s text:c="8"/>LocalPort =&gt; 4321,</text:p><text:p text:style-name="P40"><text:s/>11 <text:s text:c="4"/>) || die;</text:p><text:p text:style-name="P40"><text:s/>12 </text:p><text:p text:style-name="P40"><text:s/>13 print "Please contact me at : &lt;URL:", $d-&gt;url,"&gt;\n";</text:p><text:p text:style-name="P40"><text:s/>14 </text:p><text:p text:style-name="P40"><text:s/>15 while (my $c = $d-&gt;accept) {</text:p><text:p text:style-name="P40"><text:s/>16 <text:s text:c="4"/>while (my $r = $c-&gt;get_request){</text:p><text:p text:style-name="P40"><text:s/>17 <text:s text:c="8"/>if ($r-&gt;method eq 'GET'){</text:p><text:p text:style-name="P40"><text:s/>18 <text:s text:c="12"/>$file_s = $r-&gt;uri;</text:p><text:p text:style-name="P40"><text:s/>19 </text:p><text:p text:style-name="P40"><text:s/>20 <text:s text:c="12"/>if ($file_s eq "/") {</text:p><text:p text:style-name="P40"><text:s/>21 <text:s text:c="16"/>$file_s = "/index.html";</text:p><text:p text:style-name="P40"><text:s/>22 <text:s text:c="12"/>}</text:p><text:p text:style-name="P40"><text:s/>23 </text:p><text:p text:style-name="P40"><text:s/>24 <text:s text:c="12"/>$c-&gt;send_file_response($SOURCE_PATH.$file_s);</text:p><text:p text:style-name="P40"><text:s/>25 <text:s text:c="8"/>}</text:p><text:p text:style-name="P40"><text:s/>26 <text:s text:c="8"/>else {</text:p><text:p text:style-name="P40"><text:s/>27 <text:s text:c="12"/>$c-&gt;send_error(RC_FORBIDDEN)</text:p><text:p text:style-name="P40"><text:s/>28 <text:s text:c="8"/>}</text:p><text:p text:style-name="P40"><text:s/>29 <text:s text:c="4"/>}</text:p><text:p text:style-name="P40"><text:s/>30 <text:s text:c="4"/>$c-&gt;close;</text:p><text:p text:style-name="P40"><text:s/>31 <text:s text:c="4"/>undef($c);</text:p><text:p text:style-name="P40"><text:s/>32 }</text:p><text:p text:style-name="Caption">listing 11: Zmodyfikowany skrypt serwera HTTP</text:p></draw:text-box></draw:frame><text:soft-page-break/>Skrypt po modyfikacji zawiera w linii 5 zmienną <text:span text:style-name="T7">$SOURCE_PATH</text:span>, która przechowuje ścieżkę do katalogu na dysku, w którym znajdują się pliki <text:span text:style-name="T7">HTML</text:span>. W pętli rozpoczynającej się od linii 16 sprawdzany jest warunek, czy zapytanie wykonane zostało metodą <text:span text:style-name="T7">GET.</text:span> Jeśli tak, to w zmiennej <text:span text:style-name="T7">$file_s</text:span> zapisany zostaje adres pliku podany w zapytaniu. Jeśli nie podano żadnego konkretnego pliku, to <text:span text:style-name="T7">$file_s</text:span> zawiera jedynie znak ’<text:span text:style-name="T7">/</text:span>’. W takim wypadku należy wyświetlić domyślną stronę, czyli <text:span text:style-name="T7">index.html</text:span> (linie 20-22). W lini 24 następuje wysłanie zawartości pliku o nazwie podanej w żądaniu klienta i znajdującym się w katalogu <text:span text:style-name="T7">/home/aedd/www.</text:span></text:p>
      <text:p text:style-name="P34"><text:span text:style-name="T10">Zmodyfikowany skrypt serwera działa dobrze i wykonuje prawidłowo swoje zadania.</text:span></text:p>
      <text:p text:style-name="P34"><text:span text:style-name="T10"/></text:p>
      <text:h text:style-name="P46" text:outline-level="3"><text:soft-page-break/>2.5 Podgląd komunikatów przesyłanych pomiędzy klientem a serwerem HTTP</text:h>
      <text:p text:style-name="P34">Ostatnim punktem tego ćwiczenia jest sprawdzenie komunikatów przesyłanych pomiędzy serwerem a klientem. W tym celu użyto programu <text:span text:style-name="T7">Wireshark</text:span>. Nasłuchiwanie będzie się odbywać na interfejsie <text:span text:style-name="T7">Loopback</text:span>. Dodatkowo ustawimy filtr na <text:span text:style-name="T7">HTTP</text:span>. <text:span text:style-name="T27">Dzięki opcji ‘</text:span><text:span text:style-name="T22">follow http stream</text:span><text:span text:style-name="T27">‘ możemy odczytać całą komunikację. Przykładowy </text:span><text:span text:style-name="T22">output</text:span><text:span text:style-name="T27"> zawiera listing 12.</text:span></text:p>
      <text:p text:style-name="P35"><draw:frame draw:style-name="fr1" draw:name="Frame12" text:anchor-type="paragraph" svg:x="-0.041cm" svg:y="-0.005cm" svg:width="17.657cm" draw:z-index="11"><draw:text-box fo:min-height="13.058cm"><text:p text:style-name="P41">GET / HTTP/1.1</text:p><text:p text:style-name="P41">Host: localhost:4321</text:p><text:p text:style-name="P41">User-Agent: Mozilla/5.0 (X11; Linux x86_64; rv:53.0) Gecko/20100101 Firefox/53.0</text:p><text:p text:style-name="P41">Accept: text/html,application/xhtml+xml,application/xml;q=0.9,*/*;q=0.8</text:p><text:p text:style-name="P41">Accept-Language: en-US,en;q=0.5</text:p><text:p text:style-name="P41">Accept-Encoding: gzip, deflate</text:p><text:p text:style-name="P41">Connection: keep-alive</text:p><text:p text:style-name="P41">Upgrade-Insecure-Requests: 1</text:p><text:p text:style-name="P41"/><text:p text:style-name="P41">HTTP/1.1 200 OK</text:p><text:p text:style-name="P41">Date: Wed, 14 Jun 2017 00:06:48 GMT</text:p><text:p text:style-name="P41">Server: libwww-perl-daemon/6.01</text:p><text:p text:style-name="P41">Content-Type: text/html</text:p><text:p text:style-name="P41">Content-Length: 272</text:p><text:p text:style-name="P41">Last-Modified: Mon, 12 Jun 2017 21:51:15 GMT</text:p><text:p text:style-name="P41"/><text:p text:style-name="P41">&lt;!DOCTYPE html&gt;</text:p><text:p text:style-name="P41">&lt;html&gt;</text:p><text:p text:style-name="P41">.&lt;body&gt;</text:p><text:p text:style-name="P41">..&lt;h3&gt;To jest glowna strona!!&lt;/h3&gt;</text:p><text:p text:style-name="P41">..&lt;p&gt;Podziele sie w wami tutuaj ksiazkami oraz filmami, ktore lubie&lt;/p&gt;</text:p><text:p text:style-name="P41">..&lt;ol&gt;</text:p><text:p text:style-name="P41">...&lt;li&gt;&lt;a href="filmy.html"&gt;Zbior filmow&lt;/a&gt;&lt;/li&gt;</text:p><text:p text:style-name="P41">...&lt;li&gt;&lt;a href="ksiazki.html"&gt;Zbior ksiazek&lt;/a&gt;&lt;/li&gt;</text:p><text:p text:style-name="P41">..&lt;/ol&gt;</text:p><text:p text:style-name="P41">.&lt;/body&gt;</text:p><text:p text:style-name="P41">&lt;/html&gt;</text:p><text:p text:style-name="Caption">listing 12: Przykładowa analiza połaczeń (Wireshark)</text:p></draw:text-box></draw:frame></text:p>
      <text:h text:style-name="Heading_20_3" text:outline-level="3">3. Wnioski</text:h>
      <text:p text:style-name="P36">Podstawa działania serwera protokołu HTTP jest bardzo prosta. Usługa tego rodzaju daje olbrzymie możliwości, które stały się podstawą dzisiejszego Internetu. Protokół HTTP ma prostą, tekstową budowę, dzięki czemu jego implementacja jest prosta i jednoznacz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3:51:29.683172788</meta:creation-date>
    <dc:date>2017-06-14T00:24:13.957933372</dc:date>
    <meta:editing-duration>PT34M18S</meta:editing-duration>
    <meta:editing-cycles>7</meta:editing-cycles>
    <meta:generator>LibreOffice/5.3.3.2$Linux_X86_64 LibreOffice_project/30m0$Build-2</meta:generator>
    <meta:document-statistic meta:table-count="0" meta:image-count="0" meta:object-count="0" meta:page-count="11" meta:paragraph-count="314" meta:word-count="1797" meta:character-count="14336" meta:non-whitespace-character-count="11303"/>
  </office:meta>
</office:document-meta>
</file>